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Capstone Proposal</text:p>
      <text:p text:style-name="P1">George Wood</text:p>
      <text:p text:style-name="P1">10/25/17</text:p>
      <text:p text:style-name="P1"/>
      <text:p text:style-name="P2"><text:tab/>One of the most vital milestones in the development of modern cybersecurity was the creation of the RSA cryptosystem, a block cipher primarily used for secret sharing. A substandard understanding of this system can, therefore, result in greater risk to parties who are not aware of how their digital defenses function. I plan to implement RSA from scratch (using minimal nonstandard libraries) in C++ in the context of a fully-functional RSA program. This will include a simple user interface with menus for encryption, decryption, authentication demonstration, and key generation. Additionally, a writeup will be provided giving analysis of each step of these processes and a cognitive-science based explanation of the reasons that such advanced cryptography was not possible prior to the advent of modern computing. Through this, I intend to accomplish the creation of a full-fledged RSA tool that allows for a high degree of security, while simultaneously providing a way to explain RSA (and why people can’t feasibly do it by hand) to parties with any level of familiarity with the topic. After completion of this capstone, I hope to add a GUI to this program and functionality for authentication over networ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orge Wood</meta:initial-creator>
    <meta:creation-date>2017-10-03T17:59:06.98</meta:creation-date>
    <dc:date>2017-10-25T14:56:56.34</dc:date>
    <meta:editing-duration>PT1H17M2S</meta:editing-duration>
    <meta:editing-cycles>8</meta:editing-cycles>
    <meta:generator>OpenOffice/4.1.2$Win32 OpenOffice.org_project/412m3$Build-9782</meta:generator>
    <meta:document-statistic meta:table-count="0" meta:image-count="0" meta:object-count="0" meta:page-count="1" meta:paragraph-count="4" meta:word-count="199" meta:character-count="1255"/>
    <dc:creator>George Wood</dc:creator>
  </office:meta>
</office:document-meta>
</file>